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5972" officeooo:paragraph-rsid="00085972"/>
    </style:style>
    <style:style style:name="P2" style:family="paragraph" style:parent-style-name="Standard">
      <style:text-properties officeooo:paragraph-rsid="00085972"/>
    </style:style>
    <style:style style:name="P3" style:family="paragraph" style:parent-style-name="Standard">
      <style:text-properties officeooo:rsid="0098a3e1" officeooo:paragraph-rsid="0098a3e1"/>
    </style:style>
    <style:style style:name="P4" style:family="paragraph" style:parent-style-name="Text_20_body">
      <style:text-properties officeooo:paragraph-rsid="001779be"/>
    </style:style>
    <style:style style:name="P5" style:family="paragraph" style:parent-style-name="Text_20_body">
      <style:text-properties officeooo:rsid="0018aeb9" officeooo:paragraph-rsid="0018aeb9"/>
    </style:style>
    <style:style style:name="P6" style:family="paragraph" style:parent-style-name="Text_20_body">
      <style:text-properties officeooo:rsid="00198d22" officeooo:paragraph-rsid="00198d22"/>
    </style:style>
    <style:style style:name="P7" style:family="paragraph" style:parent-style-name="Text_20_body">
      <style:text-properties officeooo:rsid="001b73ff" officeooo:paragraph-rsid="00415c8f"/>
    </style:style>
    <style:style style:name="P8" style:family="paragraph" style:parent-style-name="Text_20_body">
      <style:text-properties officeooo:rsid="001b73ff" officeooo:paragraph-rsid="002dc9b9"/>
    </style:style>
    <style:style style:name="P9" style:family="paragraph" style:parent-style-name="Text_20_body">
      <style:text-properties officeooo:rsid="001b73ff" officeooo:paragraph-rsid="0030ab71"/>
    </style:style>
    <style:style style:name="P10" style:family="paragraph" style:parent-style-name="Text_20_body">
      <style:text-properties officeooo:rsid="002f5fba" officeooo:paragraph-rsid="002f5fba"/>
    </style:style>
    <style:style style:name="P11" style:family="paragraph" style:parent-style-name="Text_20_body">
      <style:text-properties officeooo:paragraph-rsid="0030ab71"/>
    </style:style>
    <style:style style:name="P12" style:family="paragraph" style:parent-style-name="Text_20_body">
      <style:text-properties officeooo:rsid="0037d9b4" officeooo:paragraph-rsid="0037d9b4"/>
    </style:style>
    <style:style style:name="P13" style:family="paragraph" style:parent-style-name="Text_20_body">
      <style:text-properties officeooo:rsid="000cda5b" officeooo:paragraph-rsid="003c794e"/>
    </style:style>
    <style:style style:name="P14" style:family="paragraph" style:parent-style-name="Text_20_body">
      <style:text-properties officeooo:rsid="000cda5b" officeooo:paragraph-rsid="00771305"/>
    </style:style>
    <style:style style:name="P15" style:family="paragraph" style:parent-style-name="Text_20_body">
      <style:text-properties officeooo:rsid="003e4472" officeooo:paragraph-rsid="003e4472"/>
    </style:style>
    <style:style style:name="P16" style:family="paragraph" style:parent-style-name="Text_20_body">
      <style:text-properties officeooo:rsid="00489be4" officeooo:paragraph-rsid="00489be4"/>
    </style:style>
    <style:style style:name="P17" style:family="paragraph" style:parent-style-name="Text_20_body">
      <style:text-properties officeooo:rsid="005028ee" officeooo:paragraph-rsid="005028ee"/>
    </style:style>
    <style:style style:name="P18" style:family="paragraph" style:parent-style-name="Text_20_body">
      <style:text-properties officeooo:rsid="00524cf4" officeooo:paragraph-rsid="00524cf4"/>
    </style:style>
    <style:style style:name="P19" style:family="paragraph" style:parent-style-name="Text_20_body">
      <style:text-properties officeooo:rsid="00528d71" officeooo:paragraph-rsid="00528d71"/>
    </style:style>
    <style:style style:name="P20" style:family="paragraph" style:parent-style-name="Text_20_body">
      <style:text-properties officeooo:rsid="0053dd9f" officeooo:paragraph-rsid="0053dd9f"/>
    </style:style>
    <style:style style:name="P21" style:family="paragraph" style:parent-style-name="Text_20_body">
      <style:text-properties officeooo:rsid="0056d4d8" officeooo:paragraph-rsid="0056d4d8"/>
    </style:style>
    <style:style style:name="P22" style:family="paragraph" style:parent-style-name="Text_20_body">
      <style:text-properties officeooo:rsid="00609e5f" officeooo:paragraph-rsid="00609e5f"/>
    </style:style>
    <style:style style:name="P23" style:family="paragraph" style:parent-style-name="Text_20_body">
      <style:text-properties officeooo:rsid="00625fb7" officeooo:paragraph-rsid="00625fb7"/>
    </style:style>
    <style:style style:name="P24" style:family="paragraph" style:parent-style-name="Text_20_body">
      <style:text-properties officeooo:rsid="0062d43a" officeooo:paragraph-rsid="0062d43a"/>
    </style:style>
    <style:style style:name="P25" style:family="paragraph" style:parent-style-name="Text_20_body">
      <style:text-properties officeooo:rsid="00656907" officeooo:paragraph-rsid="00656907"/>
    </style:style>
    <style:style style:name="P26" style:family="paragraph" style:parent-style-name="Text_20_body">
      <style:text-properties officeooo:rsid="006e329a" officeooo:paragraph-rsid="006e329a"/>
    </style:style>
    <style:style style:name="P27" style:family="paragraph" style:parent-style-name="Text_20_body">
      <style:text-properties officeooo:rsid="006e329a" officeooo:paragraph-rsid="007a801f"/>
    </style:style>
    <style:style style:name="P28" style:family="paragraph" style:parent-style-name="Text_20_body">
      <style:text-properties officeooo:rsid="00349225" officeooo:paragraph-rsid="007964f1"/>
    </style:style>
    <style:style style:name="P29" style:family="paragraph" style:parent-style-name="Text_20_body">
      <style:text-properties officeooo:rsid="005a7aa6" officeooo:paragraph-rsid="005a7aa6"/>
    </style:style>
    <style:style style:name="P30" style:family="paragraph" style:parent-style-name="Text_20_body">
      <style:text-properties officeooo:rsid="007d7eb0" officeooo:paragraph-rsid="007d7eb0"/>
    </style:style>
    <style:style style:name="P31" style:family="paragraph" style:parent-style-name="Text_20_body">
      <style:text-properties officeooo:rsid="00085972" officeooo:paragraph-rsid="00085972"/>
    </style:style>
    <style:style style:name="P32" style:family="paragraph" style:parent-style-name="Text_20_body">
      <style:text-properties officeooo:rsid="003cbc3a" officeooo:paragraph-rsid="0085ce66"/>
    </style:style>
    <style:style style:name="P33" style:family="paragraph" style:parent-style-name="Text_20_body">
      <style:text-properties officeooo:rsid="004cdcf8" officeooo:paragraph-rsid="008c4b77"/>
    </style:style>
    <style:style style:name="P34" style:family="paragraph" style:parent-style-name="Text_20_body">
      <style:text-properties officeooo:rsid="004e48f8" officeooo:paragraph-rsid="008c4b77"/>
    </style:style>
    <style:style style:name="P35" style:family="paragraph" style:parent-style-name="Text_20_body">
      <style:text-properties officeooo:rsid="008f816e" officeooo:paragraph-rsid="008f816e"/>
    </style:style>
    <style:style style:name="P36" style:family="paragraph" style:parent-style-name="Text_20_body">
      <style:text-properties officeooo:rsid="008f816e" officeooo:paragraph-rsid="0091c394"/>
    </style:style>
    <style:style style:name="P37" style:family="paragraph" style:parent-style-name="Text_20_body">
      <style:text-properties officeooo:rsid="009061e3" officeooo:paragraph-rsid="009061e3"/>
    </style:style>
    <style:style style:name="P38" style:family="paragraph" style:parent-style-name="Text_20_body">
      <style:text-properties officeooo:rsid="00953e29" officeooo:paragraph-rsid="00953e29"/>
    </style:style>
    <style:style style:name="P39" style:family="paragraph" style:parent-style-name="Text_20_body">
      <style:text-properties officeooo:rsid="0096bbfd" officeooo:paragraph-rsid="0096bbfd"/>
    </style:style>
    <style:style style:name="P40" style:family="paragraph" style:parent-style-name="Text_20_body">
      <style:text-properties officeooo:rsid="0096bf45" officeooo:paragraph-rsid="0096bf45"/>
    </style:style>
    <style:style style:name="P41" style:family="paragraph" style:parent-style-name="Text_20_body">
      <style:text-properties officeooo:rsid="0085ce66" officeooo:paragraph-rsid="0085ce66"/>
    </style:style>
    <style:style style:name="P42" style:family="paragraph" style:parent-style-name="Text_20_body">
      <style:text-properties officeooo:rsid="004f7ede" officeooo:paragraph-rsid="008c4b77"/>
    </style:style>
    <style:style style:name="P43" style:family="paragraph" style:parent-style-name="Text_20_body">
      <style:text-properties officeooo:rsid="00a09073" officeooo:paragraph-rsid="00a09073"/>
    </style:style>
    <style:style style:name="P44" style:family="paragraph" style:parent-style-name="Text_20_body">
      <style:text-properties officeooo:rsid="00a09073" officeooo:paragraph-rsid="00a26607"/>
    </style:style>
    <style:style style:name="P45" style:family="paragraph" style:parent-style-name="Text_20_body">
      <style:text-properties officeooo:paragraph-rsid="003e4472"/>
    </style:style>
    <style:style style:name="P46" style:family="paragraph" style:parent-style-name="Text_20_body">
      <style:text-properties officeooo:rsid="007ef3b0" officeooo:paragraph-rsid="00a0b273"/>
    </style:style>
    <style:style style:name="P47" style:family="paragraph" style:parent-style-name="Text_20_body">
      <style:text-properties officeooo:rsid="00a26607" officeooo:paragraph-rsid="00a26607"/>
    </style:style>
    <style:style style:name="P48" style:family="paragraph" style:parent-style-name="Text_20_body">
      <style:text-properties officeooo:paragraph-rsid="00a335b4"/>
    </style:style>
    <style:style style:name="P49" style:family="paragraph" style:parent-style-name="Text_20_body">
      <style:text-properties officeooo:rsid="0043437d" officeooo:paragraph-rsid="0043437d"/>
    </style:style>
    <style:style style:name="P50" style:family="paragraph" style:parent-style-name="Heading_20_2">
      <style:text-properties officeooo:rsid="0098b514" officeooo:paragraph-rsid="003a79d7"/>
    </style:style>
    <style:style style:name="P51" style:family="paragraph" style:parent-style-name="Heading_20_2" style:list-style-name=""/>
    <style:style style:name="P52" style:family="paragraph" style:parent-style-name="Heading_20_2">
      <style:text-properties officeooo:rsid="00a09073" officeooo:paragraph-rsid="00a09073"/>
    </style:style>
    <style:style style:name="P53" style:family="paragraph" style:parent-style-name="Heading_20_2">
      <style:text-properties officeooo:paragraph-rsid="00a09073"/>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officeooo:rsid="0015fb0c" officeooo:paragraph-rsid="0015fb0c"/>
    </style:style>
    <style:style style:name="P56" style:family="paragraph" style:parent-style-name="Heading_20_3">
      <style:text-properties officeooo:rsid="00891451"/>
    </style:style>
    <style:style style:name="P57" style:family="paragraph" style:parent-style-name="Heading_20_3">
      <style:text-properties officeooo:rsid="009dae55" officeooo:paragraph-rsid="009dae55"/>
    </style:style>
    <style:style style:name="P58" style:family="paragraph" style:parent-style-name="Heading_20_3">
      <style:text-properties officeooo:paragraph-rsid="00a0b273"/>
    </style:style>
    <style:style style:name="P59" style:family="paragraph" style:parent-style-name="Heading_20_3">
      <style:text-properties officeooo:paragraph-rsid="00a335b4"/>
    </style:style>
    <style:style style:name="P60" style:family="paragraph" style:parent-style-name="Contents_20_Heading">
      <style:paragraph-properties fo:break-before="page"/>
    </style:style>
    <style:style style:name="P61" style:family="paragraph" style:parent-style-name="Heading_20_4">
      <style:text-properties officeooo:paragraph-rsid="003e4472"/>
    </style:style>
    <style:style style:name="P62" style:family="paragraph" style:parent-style-name="Standard">
      <style:text-properties officeooo:rsid="00085972" officeooo:paragraph-rsid="00085972"/>
    </style:style>
    <style:style style:name="P63" style:family="paragraph" style:parent-style-name="Standard">
      <style:text-properties officeooo:rsid="000212f7" officeooo:paragraph-rsid="000212f7"/>
    </style:style>
    <style:style style:name="P64" style:family="paragraph" style:parent-style-name="Standard">
      <style:text-properties officeooo:rsid="00a3f459" officeooo:paragraph-rsid="00a3f459"/>
    </style:style>
    <style:style style:name="P65" style:family="paragraph" style:parent-style-name="Contents_20_2">
      <style:paragraph-properties>
        <style:tab-stops>
          <style:tab-stop style:position="17cm" style:type="right" style:leader-style="dotted" style:leader-text="."/>
        </style:tab-stops>
      </style:paragraph-properties>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09dcb8"/>
    </style:style>
    <style:style style:name="T2" style:family="text">
      <style:text-properties officeooo:rsid="000e6430"/>
    </style:style>
    <style:style style:name="T3" style:family="text">
      <style:text-properties officeooo:rsid="001069bc"/>
    </style:style>
    <style:style style:name="T4" style:family="text">
      <style:text-properties officeooo:rsid="001779be"/>
    </style:style>
    <style:style style:name="T5" style:family="text">
      <style:text-properties officeooo:rsid="001d3dd9"/>
    </style:style>
    <style:style style:name="T6" style:family="text">
      <style:text-properties officeooo:rsid="002884ac"/>
    </style:style>
    <style:style style:name="T7" style:family="text">
      <style:text-properties officeooo:rsid="0030ab71"/>
    </style:style>
    <style:style style:name="T8" style:family="text">
      <style:text-properties officeooo:rsid="0037d9b4"/>
    </style:style>
    <style:style style:name="T9" style:family="text">
      <style:text-properties officeooo:rsid="005028ee"/>
    </style:style>
    <style:style style:name="T10" style:family="text">
      <style:text-properties officeooo:rsid="00508fbd"/>
    </style:style>
    <style:style style:name="T11" style:family="text">
      <style:text-properties officeooo:rsid="0027132e"/>
    </style:style>
    <style:style style:name="T12" style:family="text">
      <style:text-properties officeooo:rsid="005acb38"/>
    </style:style>
    <style:style style:name="T13" style:family="text">
      <style:text-properties officeooo:rsid="005ef037"/>
    </style:style>
    <style:style style:name="T14" style:family="text">
      <style:text-properties officeooo:rsid="00618127"/>
    </style:style>
    <style:style style:name="T15" style:family="text">
      <style:text-properties officeooo:rsid="0063ec73"/>
    </style:style>
    <style:style style:name="T16" style:family="text">
      <style:text-properties officeooo:rsid="0067edec"/>
    </style:style>
    <style:style style:name="T17" style:family="text">
      <style:text-properties officeooo:rsid="006c4587"/>
    </style:style>
    <style:style style:name="T18" style:family="text">
      <style:text-properties officeooo:rsid="00771305"/>
    </style:style>
    <style:style style:name="T19" style:family="text">
      <style:text-properties officeooo:rsid="007d7eb0"/>
    </style:style>
    <style:style style:name="T20" style:family="text">
      <style:text-properties officeooo:rsid="007e4282"/>
    </style:style>
    <style:style style:name="T21" style:family="text">
      <style:text-properties officeooo:rsid="007e45a2"/>
    </style:style>
    <style:style style:name="T22" style:family="text">
      <style:text-properties officeooo:rsid="0080d971"/>
    </style:style>
    <style:style style:name="T23" style:family="text">
      <style:text-properties fo:font-style="italic" style:font-style-asian="italic"/>
    </style:style>
    <style:style style:name="T24" style:family="text">
      <style:text-properties officeooo:rsid="00891451"/>
    </style:style>
    <style:style style:name="T25" style:family="text">
      <style:text-properties officeooo:rsid="008d517d"/>
    </style:style>
    <style:style style:name="T26" style:family="text">
      <style:text-properties officeooo:rsid="009061e3"/>
    </style:style>
    <style:style style:name="T27" style:family="text">
      <style:text-properties officeooo:rsid="0091c394"/>
    </style:style>
    <style:style style:name="T28" style:family="text">
      <style:text-properties officeooo:rsid="0095bdb9"/>
    </style:style>
    <style:style style:name="T29" style:family="text">
      <style:text-properties officeooo:rsid="00971558"/>
    </style:style>
    <style:style style:name="T30" style:family="text">
      <style:text-properties officeooo:rsid="009ff5b3"/>
    </style:style>
    <style:style style:name="T31" style:family="text">
      <style:text-properties officeooo:rsid="00a09073"/>
    </style:style>
    <style:style style:name="T32" style:family="text">
      <style:text-properties officeooo:rsid="00a0b273"/>
    </style:style>
    <style:style style:name="T33" style:family="text">
      <style:text-properties officeooo:rsid="003e4472"/>
    </style:style>
    <style:style style:name="T34" style:family="text">
      <style:text-properties officeooo:rsid="00a26607"/>
    </style:style>
    <style:style style:name="T35" style:family="text">
      <style:text-properties officeooo:rsid="00a335b4"/>
    </style:style>
    <style:style style:name="T36" style:family="text">
      <style:text-properties officeooo:rsid="00a5d43b"/>
    </style:style>
    <style:style style:name="T37" style:family="text">
      <style:text-properties officeooo:rsid="00a5dfa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
      <text:p text:style-name="Title">Diplomarbeit</text:p>
      <text:p text:style-name="Text_20_body"/>
      <text:p text:style-name="P16">Thema: Moderne Ansätze zur Oberflächengestaltung für hardwarenahe Programmierung</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0">Inhaltsverzeichnis</text:p>
          </text:index-title>
          <text:p text:style-name="P65"><text:a xlink:type="simple" xlink:href="#__RefHeading___Toc299_2417122130" text:style-name="Index_20_Link" text:visited-style-name="Index_20_Link">1. Begriffsklärungen<text:tab/>3</text:a></text:p>
          <text:p text:style-name="P65"><text:a xlink:type="simple" xlink:href="#__RefHeading___Toc307_2417122130" text:style-name="Index_20_Link" text:visited-style-name="Index_20_Link">2. Vorbetrachtungen zu Möglichkeiten der Programmierung von Benutzeroberflächen<text:tab/>3</text:a></text:p>
          <text:p text:style-name="P66"><text:a xlink:type="simple" xlink:href="#__RefHeading___Toc309_2417122130" text:style-name="Index_20_Link" text:visited-style-name="Index_20_Link">2.1. Historische Entwicklung von Benutzeroberflächen<text:tab/>3</text:a></text:p>
          <text:p text:style-name="P66"><text:a xlink:type="simple" xlink:href="#__RefHeading___Toc311_2417122130" text:style-name="Index_20_Link" text:visited-style-name="Index_20_Link">2.2. Konzepte für die Programmierung von Benutzeroberflächen<text:tab/>3</text:a></text:p>
          <text:p text:style-name="P65"><text:a xlink:type="simple" xlink:href="#__RefHeading___Toc1285_3701477142" text:style-name="Index_20_Link" text:visited-style-name="Index_20_Link">3. Vorbetrachtungen zu Einschränkungen durch hardwarenahe Programmierung<text:tab/>3</text:a></text:p>
          <text:p text:style-name="P65"><text:a xlink:type="simple" xlink:href="#__RefHeading___Toc319_2417122130" text:style-name="Index_20_Link" text:visited-style-name="Index_20_Link">4. Bewertung von Technologien zur Eignung für hardwarenahe Benutzeroberflächenerstellung<text:tab/>4</text:a></text:p>
          <text:p text:style-name="P66"><text:a xlink:type="simple" xlink:href="#__RefHeading___Toc321_2417122130" text:style-name="Index_20_Link" text:visited-style-name="Index_20_Link">4.1. Bewertungskriterien<text:tab/>4</text:a></text:p>
          <text:p text:style-name="P66"><text:a xlink:type="simple" xlink:href="#__RefHeading___Toc345_2417122130" text:style-name="Index_20_Link" text:visited-style-name="Index_20_Link">4.2. Ausgewählte Technologien<text:tab/>5</text:a></text:p>
          <text:p text:style-name="P66"><text:a xlink:type="simple" xlink:href="#__RefHeading___Toc347_2417122130" text:style-name="Index_20_Link" text:visited-style-name="Index_20_Link">4.3. Vergleich<text:tab/>5</text:a></text:p>
          <text:p text:style-name="P66"><text:a xlink:type="simple" xlink:href="#__RefHeading___Toc349_2417122130" text:style-name="Index_20_Link" text:visited-style-name="Index_20_Link">4.4. Fazit<text:tab/>5</text:a></text:p>
          <text:p text:style-name="P65"><text:a xlink:type="simple" xlink:href="#__RefHeading___Toc323_2417122130" text:style-name="Index_20_Link" text:visited-style-name="Index_20_Link">5. Auszeichnungssprachen<text:tab/>5</text:a></text:p>
          <text:p text:style-name="P66"><text:a xlink:type="simple" xlink:href="#__RefHeading___Toc446_4268628431" text:style-name="Index_20_Link" text:visited-style-name="Index_20_Link">5.1. Funktion von Auszeichnungssprachen<text:tab/>5</text:a></text:p>
          <text:p text:style-name="P66"><text:a xlink:type="simple" xlink:href="#__RefHeading___Toc448_4268628431" text:style-name="Index_20_Link" text:visited-style-name="Index_20_Link">5.2. Ausgewählte Auszeichnungssprachen<text:tab/>5</text:a></text:p>
          <text:p text:style-name="P66"><text:a xlink:type="simple" xlink:href="#__RefHeading___Toc450_4268628431" text:style-name="Index_20_Link" text:visited-style-name="Index_20_Link">5.3. Problematik der Typisierung<text:tab/>5</text:a></text:p>
          <text:p text:style-name="P66"><text:a xlink:type="simple" xlink:href="#__RefHeading___Toc452_4268628431" text:style-name="Index_20_Link" text:visited-style-name="Index_20_Link">5.4. Begründete Auswahl<text:tab/>5</text:a></text:p>
          <text:p text:style-name="P65"><text:a xlink:type="simple" xlink:href="#__RefHeading___Toc333_2417122130" text:style-name="Index_20_Link" text:visited-style-name="Index_20_Link">6. Prototypische Entwicklung<text:tab/>5</text:a></text:p>
          <text:p text:style-name="P66"><text:a xlink:type="simple" xlink:href="#__RefHeading___Toc1287_3701477142" text:style-name="Index_20_Link" text:visited-style-name="Index_20_Link">6.1. Anforderungen an die Software<text:tab/>5</text:a></text:p>
          <text:p text:style-name="P66"><text:a xlink:type="simple" xlink:href="#__RefHeading___Toc590_3302967214" text:style-name="Index_20_Link" text:visited-style-name="Index_20_Link">6.2. Grobentwurf<text:tab/>6</text:a></text:p>
          <text:p text:style-name="P66"><text:a xlink:type="simple" xlink:href="#__RefHeading___Toc592_3302967214" text:style-name="Index_20_Link" text:visited-style-name="Index_20_Link">6.3. Feinentwurf<text:tab/>6</text:a></text:p>
          <text:p text:style-name="P66"><text:a xlink:type="simple" xlink:href="#__RefHeading___Toc594_3302967214" text:style-name="Index_20_Link" text:visited-style-name="Index_20_Link">6.4. Implementation<text:tab/>6</text:a></text:p>
          <text:p text:style-name="P66"><text:a xlink:type="simple" xlink:href="#__RefHeading___Toc339_2417122130" text:style-name="Index_20_Link" text:visited-style-name="Index_20_Link">6.5. Validierung<text:tab/>6</text:a></text:p>
          <text:p text:style-name="P65"><text:a xlink:type="simple" xlink:href="#__RefHeading___Toc341_2417122130" text:style-name="Index_20_Link" text:visited-style-name="Index_20_Link">7. Praxisnahe Anwendungsfälle<text:tab/>6</text:a></text:p>
          <text:p text:style-name="P65"><text:a xlink:type="simple" xlink:href="#__RefHeading___Toc458_4268628431" text:style-name="Index_20_Link" text:visited-style-name="Index_20_Link">8. Abschließende Bemerkungen und mögliche Zukunftsausblicke des Projektes<text:tab/>6</text:a></text:p>
          <text:p text:style-name="P65"><text:a xlink:type="simple" xlink:href="#__RefHeading___Toc1293_3701477142" text:style-name="Index_20_Link" text:visited-style-name="Index_20_Link">9. Literaturverzeichnis<text:tab/>7</text:a></text:p>
        </text:index-body>
      </text:table-of-content>
      <text:p text:style-name="P63"/>
      <text:p text:style-name="P63"/>
      <text:p text:style-name="P64">Seitenüberschlag:</text:p>
      <text:p text:style-name="P64">1<text:tab/>1</text:p>
      <text:p text:style-name="P64">2.1<text:tab/>2</text:p>
      <text:p text:style-name="P64">2.2<text:tab/>3</text:p>
      <text:p text:style-name="P64">3<text:tab/>3</text:p>
      <text:p text:style-name="P64">4.1<text:tab/>2</text:p>
      <text:p text:style-name="P64">4.2<text:tab/>3</text:p>
      <text:p text:style-name="P64">4.3<text:tab/>3</text:p>
      <text:p text:style-name="P64">4.4<text:tab/>1</text:p>
      <text:p text:style-name="P64">5.1<text:tab/>1</text:p>
      <text:p text:style-name="P64">5.2<text:tab/>3</text:p>
      <text:p text:style-name="P64">5.3<text:tab/>1</text:p>
      <text:p text:style-name="P64">5.4<text:tab/>1</text:p>
      <text:p text:style-name="P64">6.1<text:tab/>3</text:p>
      <text:p text:style-name="P64">6.2<text:tab/>2</text:p>
      <text:p text:style-name="P64">6.3<text:tab/>10</text:p>
      <text:p text:style-name="P64">6.4<text:tab/>20</text:p>
      <text:p text:style-name="P64">6.5<text:tab/>1</text:p>
      <text:p text:style-name="P64">7<text:tab/>1</text:p>
      <text:p text:style-name="P64">8<text:tab/>1</text:p>
      <text:p text:style-name="P64">Summe: 62</text:p>
      <text:h text:style-name="P55" text:outline-level="2"><text:bookmark-start text:name="__RefHeading___Toc299_2417122130"/>Begriffsklärungen<text:bookmark-end text:name="__RefHeading___Toc299_2417122130"/></text:h>
      <text:p text:style-name="P1"/>
      <text:h text:style-name="Heading_20_5" text:outline-level="5" text:is-list-header="true"><text:bookmark-start text:name="__RefHeading___Toc301_2417122130"/>Klärung Begriff „<text:span text:style-name="T1">m</text:span>odern“<text:bookmark-end text:name="__RefHeading___Toc301_2417122130"/></text:h>
      <text:p text:style-name="P1">[Erklärung]</text:p>
      <text:p text:style-name="P3">→ sehr agil entwickeln; ständige Anforderungsänderungen; Entscheidungen möglichst lange hinauszögern</text:p>
      <text:p text:style-name="P2"/>
      <text:h text:style-name="Heading_20_5" text:outline-level="5"><text:bookmark-start text:name="__RefHeading___Toc1281_3701477142"/>Klärung Begriff „hardwarenah“<text:bookmark-end text:name="__RefHeading___Toc1281_3701477142"/></text:h>
      <text:p text:style-name="P31">[Erklärung]</text:p>
      <text:p text:style-name="P32">→ Nicht auf Anforderungen für Bewertungskriterien eingehen. Lediglich allgemein erklären, worum es sich handelt (limitierte <text:span text:style-name="T15">Rechen- und Energier</text:span>esourcen, sensitives Zeitverhalten usw.)</text:p>
      <text:h text:style-name="Heading_20_5" text:outline-level="5"><text:bookmark-start text:name="__RefHeading___Toc1283_3701477142"/>Klärung Begriff „Prototyp“<text:bookmark-end text:name="__RefHeading___Toc1283_3701477142"/></text:h>
      <text:p text:style-name="P41">[Erklärung]</text:p>
      <text:p text:style-name="Text_20_body">- <text:span text:style-name="T3">Unterschied Prototyp + Software</text:span></text:p>
      <text:p text:style-name="Text_20_body"/>
      <text:h text:style-name="Heading_20_2" text:outline-level="2"><text:bookmark-start text:name="__RefHeading___Toc307_2417122130"/>Vorbetrachtungen <text:span text:style-name="T24">zu Möglichkeiten der Programmierung von Benutzeroberflächen</text:span><text:bookmark-end text:name="__RefHeading___Toc307_2417122130"/></text:h>
      <text:h text:style-name="Heading_20_3" text:outline-level="3"><text:bookmark-start text:name="__RefHeading___Toc309_2417122130"/>Historische Entwicklung von Benutzeroberflächen<text:bookmark-end text:name="__RefHeading___Toc309_2417122130"/></text:h>
      <text:p text:style-name="P4"><text:span text:style-name="T4">[</text:span>Kurze Historische Einordnung der Entwicklung von Benutzeroberflächen; <text:span text:style-name="T25">nicht weiter auf einzelne DP eingehen, da diese im kommenden Kapitel erklärt werden] → Diesen Teil mit zuletzt schreiben, da man ihn gut strecken und stauchen kann, evtl. komplett weglassen</text:span></text:p>
      <text:p text:style-name="Text_20_body"><text:reference-mark-start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1]<text:reference-mark-end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 <text:reference-mark-start text:name="ZOTERO_ITEM CSL_CITATION {&quot;citationID&quot;:&quot;1voaj5JI&quot;,&quot;properties&quot;:{&quot;formattedCitation&quot;:&quot;[2]&quot;,&quot;plainCitation&quot;:&quot;[2]&quot;,&quot;noteIndex&quot;:0},&quot;citationItems&quot;:[{&quot;id&quot;:25,&quot;uris&quot;:[&quot;http://zotero.org/users/5018005/items/BEIRJ8I5&quot;],&quot;uri&quot;:[&quot;http://zotero.org/users/5018005/items/BEIRJ8I5&quot;],&quot;itemData&quot;:{&quot;id&quot;:25,&quot;type&quot;:&quot;webpage&quot;,&quot;title&quot;:&quot;Organizing Presentation Logic&quot;,&quot;container-title&quot;:&quot;martinfowler.com&quot;,&quot;abstract&quot;:&quot;A long-form article entitled: \&quot;Organizing Presentation Logic\&quot;&quot;,&quot;URL&quot;:&quot;https://martinfowler.com/eaaDev/OrganizingPresentations.html&quot;,&quot;accessed&quot;:{&quot;date-parts&quot;:[[&quot;2018&quot;,9,14]]}}}],&quot;schema&quot;:&quot;https://github.com/citation-style-language/schema/raw/master/csl-citation.json&quot;} RNDd7ejUmObla"/>[2]<text:reference-mark-end text:name="ZOTERO_ITEM CSL_CITATION {&quot;citationID&quot;:&quot;1voaj5JI&quot;,&quot;properties&quot;:{&quot;formattedCitation&quot;:&quot;[2]&quot;,&quot;plainCitation&quot;:&quot;[2]&quot;,&quot;noteIndex&quot;:0},&quot;citationItems&quot;:[{&quot;id&quot;:25,&quot;uris&quot;:[&quot;http://zotero.org/users/5018005/items/BEIRJ8I5&quot;],&quot;uri&quot;:[&quot;http://zotero.org/users/5018005/items/BEIRJ8I5&quot;],&quot;itemData&quot;:{&quot;id&quot;:25,&quot;type&quot;:&quot;webpage&quot;,&quot;title&quot;:&quot;Organizing Presentation Logic&quot;,&quot;container-title&quot;:&quot;martinfowler.com&quot;,&quot;abstract&quot;:&quot;A long-form article entitled: \&quot;Organizing Presentation Logic\&quot;&quot;,&quot;URL&quot;:&quot;https://martinfowler.com/eaaDev/OrganizingPresentations.html&quot;,&quot;accessed&quot;:{&quot;date-parts&quot;:[[&quot;2018&quot;,9,14]]}}}],&quot;schema&quot;:&quot;https://github.com/citation-style-language/schema/raw/master/csl-citation.json&quot;} RNDd7ejUmObla"/> <text:reference-mark-start text:name="ZOTERO_ITEM CSL_CITATION {&quot;citationID&quot;:&quot;ZKLE3rHL&quot;,&quot;properties&quot;:{&quot;formattedCitation&quot;:&quot;[3]&quot;,&quot;plainCitation&quot;:&quot;[3]&quot;,&quot;noteIndex&quot;:0},&quot;citationItems&quot;:[{&quot;id&quot;:27,&quot;uris&quot;:[&quot;http://zotero.org/users/5018005/items/C7PS5XZE&quot;],&quot;uri&quot;:[&quot;http://zotero.org/users/5018005/items/C7PS5XZE&quot;],&quot;itemData&quot;:{&quot;id&quot;:27,&quot;type&quot;:&quot;webpage&quot;,&quot;title&quot;:&quot;Understanding Basics of UI Design Pattern MVC, MVP and MVVM - CodeProject&quot;,&quot;URL&quot;:&quot;https://www.codeproject.com/Articles/228214/Understanding-Basics-of-UI-Design-Pattern-MVC-MVP&quot;,&quot;accessed&quot;:{&quot;date-parts&quot;:[[&quot;2018&quot;,9,14]]}}}],&quot;schema&quot;:&quot;https://github.com/citation-style-language/schema/raw/master/csl-citation.json&quot;} RNDfc13755eSA"/>[3]<text:reference-mark-end text:name="ZOTERO_ITEM CSL_CITATION {&quot;citationID&quot;:&quot;ZKLE3rHL&quot;,&quot;properties&quot;:{&quot;formattedCitation&quot;:&quot;[3]&quot;,&quot;plainCitation&quot;:&quot;[3]&quot;,&quot;noteIndex&quot;:0},&quot;citationItems&quot;:[{&quot;id&quot;:27,&quot;uris&quot;:[&quot;http://zotero.org/users/5018005/items/C7PS5XZE&quot;],&quot;uri&quot;:[&quot;http://zotero.org/users/5018005/items/C7PS5XZE&quot;],&quot;itemData&quot;:{&quot;id&quot;:27,&quot;type&quot;:&quot;webpage&quot;,&quot;title&quot;:&quot;Understanding Basics of UI Design Pattern MVC, MVP and MVVM - CodeProject&quot;,&quot;URL&quot;:&quot;https://www.codeproject.com/Articles/228214/Understanding-Basics-of-UI-Design-Pattern-MVC-MVP&quot;,&quot;accessed&quot;:{&quot;date-parts&quot;:[[&quot;2018&quot;,9,14]]}}}],&quot;schema&quot;:&quot;https://github.com/citation-style-language/schema/raw/master/csl-citation.json&quot;} RNDfc13755eSA"/></text:p>
      <text:h text:style-name="P56" text:outline-level="3"><text:bookmark-start text:name="__RefHeading___Toc311_2417122130"/>Konzepte für die Programmierung von Benutzeroberflächen<text:bookmark-end text:name="__RefHeading___Toc311_2417122130"/></text:h>
      <text:p text:style-name="P5">[Erklärung von verschiedenen Konzepten]</text:p>
      <text:h text:style-name="Heading_20_4" text:outline-level="4"><text:bookmark-start text:name="__RefHeading___Toc313_2417122130"/>MVC<text:bookmark-end text:name="__RefHeading___Toc313_2417122130"/></text:h>
      <text:h text:style-name="Heading_20_4" text:outline-level="4"><text:bookmark-start text:name="__RefHeading___Toc315_2417122130"/>MVP<text:bookmark-end text:name="__RefHeading___Toc315_2417122130"/></text:h>
      <text:h text:style-name="Heading_20_4" text:outline-level="4"><text:bookmark-start text:name="__RefHeading___Toc317_2417122130"/>MVVM<text:bookmark-end text:name="__RefHeading___Toc317_2417122130"/></text:h>
      <text:p text:style-name="Text_20_body"><text:reference-mark-start text:name="ZOTERO_ITEM CSL_CITATION {&quot;citationID&quot;:&quot;sXF388VS&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LF5VAGAy4E"/>[1]<text:reference-mark-end text:name="ZOTERO_ITEM CSL_CITATION {&quot;citationID&quot;:&quot;sXF388VS&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LF5VAGAy4E"/></text:p>
      <text:h text:style-name="Heading_20_2" text:outline-level="2"><text:bookmark-start text:name="__RefHeading___Toc1285_3701477142"/>Vorbetrachtungen zu Einschränkungen durch hardwarenahe Programmierung<text:bookmark-end text:name="__RefHeading___Toc1285_3701477142"/></text:h>
      <text:p text:style-name="P35">Rechenleistung</text:p>
      <text:p text:style-name="P36">→ Betrachtungen zum Prozessor</text:p>
      <text:p text:style-name="P36"><text:span text:style-name="T27">→ </text:span>häufig 8- oder 16-bit, <text:span text:style-name="T27">dieser Fall wird aber nicht betrachtet</text:span></text:p>
      <text:p text:style-name="P37">→ Abgrenzung zu Microcontrollern an dieser Stelle</text:p>
      <text:p text:style-name="P37">Memory</text:p>
      <text:p text:style-name="P37"><text:soft-page-break/>→ Eingeschränkt</text:p>
      <text:p text:style-name="P37">Entwicklungskosten vs. Produktionskosten</text:p>
      <text:p text:style-name="P38">→ Trade-Off zwischen <text:span text:style-name="T26">Entwicklungskosten </text:span>und Produktionskosten erklären</text:p>
      <text:p text:style-name="P38">→ Erklären, dass über diese Ansätze lediglich Entwicklungskosten gesenkt werden sollen und dadurch minimal-geringe Mehrkosten in der Produktion in Kauf genommen werden <text:span text:style-name="T28">→ hängt von Anzahl an ausgerollten Geräten ab</text:span></text:p>
      <text:p text:style-name="P40">Lebensdauer</text:p>
      <text:p text:style-name="P40">→ ...</text:p>
      <text:p text:style-name="P39">Ausfallsicherheit</text:p>
      <text:p text:style-name="P39">→ ...</text:p>
      <text:p text:style-name="P33">[Garbage Collection sorgt für unvorhergesehenes Zeitverhalten → nicht benutzen]</text:p>
      <text:p text:style-name="P34">[Möglichst selten Speicher-Allokalisierung durchführen]</text:p>
      <text:p text:style-name="P42">[Evtl. Ausflug in Fragmentierung von heaps geben → ganz zum schluss schreiben, evtl. weglassen]</text:p>
      <text:p text:style-name="Text_20_body"><text:reference-mark-start text:name="ZOTERO_ITEM CSL_CITATION {&quot;citationID&quot;:&quot;yQgdZiAn&quot;,&quot;properties&quot;:{&quot;formattedCitation&quot;:&quot;[4, S. 5]&quot;,&quot;plainCitation&quot;:&quot;[4, S. 5]&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5&quot;}],&quot;schema&quot;:&quot;https://github.com/citation-style-language/schema/raw/master/csl-citation.json&quot;} RNDlaR9j2ezJa"/>[4, S. 5]<text:reference-mark-end text:name="ZOTERO_ITEM CSL_CITATION {&quot;citationID&quot;:&quot;yQgdZiAn&quot;,&quot;properties&quot;:{&quot;formattedCitation&quot;:&quot;[4, S. 5]&quot;,&quot;plainCitation&quot;:&quot;[4, S. 5]&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5&quot;}],&quot;schema&quot;:&quot;https://github.com/citation-style-language/schema/raw/master/csl-citation.json&quot;} RNDlaR9j2ezJa"/></text:p>
      <text:h text:style-name="P50" text:outline-level="2"><text:bookmark-start text:name="__RefHeading___Toc319_2417122130"/>Bewertung von Technologien zur Eignung für hardwarenahe Benutzeroberflächenerstellung<text:bookmark-end text:name="__RefHeading___Toc319_2417122130"/></text:h>
      <text:h text:style-name="P57" text:outline-level="3"><text:bookmark-start text:name="__RefHeading___Toc321_2417122130"/>Bewertungskriterien<text:bookmark-end text:name="__RefHeading___Toc321_2417122130"/></text:h>
      <text:p text:style-name="P10">[Allgemeine Anforderungen:]</text:p>
      <text:p text:style-name="P11">→<text:span text:style-name="T7"> Erweiterbarkeit mit neuen Elementtypen</text:span></text:p>
      <text:p text:style-name="P9">→<text:span text:style-name="T5"> Wiederverwendbarkeit von erstellten Views in anderen Views</text:span></text:p>
      <text:p text:style-name="P20">→ <text:span text:style-name="T11">Widerspruch zwischen Performance zur Laufzeit und Entwicklerkomfort → Lösen über interaktiven Modus </text:span>mgl.?</text:p>
      <text:p text:style-name="P21">→ <text:span text:style-name="T6">Kein</text:span>en<text:span text:style-name="T6"> Quellcode für View-Elemente schreiben (die keine weitere Funktionalität beinhalten)</text:span></text:p>
      <text:p text:style-name="P29">→ Einbinden von bestehenden Objekten und Variablen möglich</text:p>
      <text:p text:style-name="P30">→ Möglichst viele Programmierparadigmen unterstützen ↔ keine <text:span text:style-name="T20">Framework-Strukturen</text:span> vorgeben, <text:span text:style-name="T21">um dynamische Programmierung zu ermöglichen</text:span></text:p>
      <text:p text:style-name="P27"><text:span text:style-name="T19">-</text:span> Langlebigkeit des Quellcodes?</text:p>
      <text:p text:style-name="Text_20_body"><text:span text:style-name="T29">- Vendor Locking </text:span><text:reference-mark-start text:name="ZOTERO_ITEM CSL_CITATION {&quot;citationID&quot;:&quot;3HPJzje0&quot;,&quot;properties&quot;:{&quot;formattedCitation&quot;:&quot;[5]&quot;,&quot;plainCitation&quot;:&quot;[5]&quot;,&quot;noteIndex&quot;:0},&quot;citationItems&quot;:[{&quot;id&quot;:31,&quot;uris&quot;:[&quot;http://zotero.org/users/5018005/items/F7SNUNJ5&quot;],&quot;uri&quot;:[&quot;http://zotero.org/users/5018005/items/F7SNUNJ5&quot;],&quot;itemData&quot;:{&quot;id&quot;:31,&quot;type&quot;:&quot;webpage&quot;,&quot;title&quot;:&quot;Trends in der modernen Software-Entwicklung&quot;,&quot;URL&quot;:&quot;https://www.microsoft.com/germany/techwiese/know-how/trends-in-der-modernen-software-entwicklung.aspx&quot;,&quot;accessed&quot;:{&quot;date-parts&quot;:[[&quot;2018&quot;,9,14]]}}}],&quot;schema&quot;:&quot;https://github.com/citation-style-language/schema/raw/master/csl-citation.json&quot;} RND5N2NHFP8p3"/><text:span text:style-name="T29">[5]</text:span><text:reference-mark-end text:name="ZOTERO_ITEM CSL_CITATION {&quot;citationID&quot;:&quot;3HPJzje0&quot;,&quot;properties&quot;:{&quot;formattedCitation&quot;:&quot;[5]&quot;,&quot;plainCitation&quot;:&quot;[5]&quot;,&quot;noteIndex&quot;:0},&quot;citationItems&quot;:[{&quot;id&quot;:31,&quot;uris&quot;:[&quot;http://zotero.org/users/5018005/items/F7SNUNJ5&quot;],&quot;uri&quot;:[&quot;http://zotero.org/users/5018005/items/F7SNUNJ5&quot;],&quot;itemData&quot;:{&quot;id&quot;:31,&quot;type&quot;:&quot;webpage&quot;,&quot;title&quot;:&quot;Trends in der modernen Software-Entwicklung&quot;,&quot;URL&quot;:&quot;https://www.microsoft.com/germany/techwiese/know-how/trends-in-der-modernen-software-entwicklung.aspx&quot;,&quot;accessed&quot;:{&quot;date-parts&quot;:[[&quot;2018&quot;,9,14]]}}}],&quot;schema&quot;:&quot;https://github.com/citation-style-language/schema/raw/master/csl-citation.json&quot;} RND5N2NHFP8p3"/></text:p>
      <text:p text:style-name="P6">[Anforderungen für hardwarenahe Programmierung:]</text:p>
      <text:p text:style-name="P28"><text:span text:style-name="T12">- </text:span>Overhead durch <text:span text:style-name="T16">dynamische Allokalisierung von Memory (besonders in Bezug auf</text:span> Objektorientierung<text:span text:style-name="T16">) → Objektstruktur möglichst flach halten</text:span></text:p>
      <text:p text:style-name="P13">- Keine VM <text:span text:style-name="T2">(daher kein java)</text:span></text:p>
      <text:p text:style-name="P14">- <text:span text:style-name="T18">Konflikt zwischen Objektorientierung und Graphikkartenbibliothek, welche als Statemachine arbeitet</text:span></text:p>
      <text:p text:style-name="P13"><text:soft-page-break/><text:span text:style-name="T9">-</text:span> Kein Garbage-Coll<text:span text:style-name="T17">ector</text:span></text:p>
      <text:p text:style-name="P26"/>
      <text:h text:style-name="P57" text:outline-level="3"><text:bookmark-start text:name="__RefHeading___Toc345_2417122130"/>Ausgewählte Technologien<text:bookmark-end text:name="__RefHeading___Toc345_2417122130"/></text:h>
      <text:p text:style-name="P17">[Zu jeder Möglichkeit min. einen prominenten Vertreter <text:span text:style-name="T10">auswählen, Technologien kurz vorstellen</text:span>]</text:p>
      <text:p text:style-name="P8"/>
      <text:h text:style-name="P57" text:outline-level="3"><text:bookmark-start text:name="__RefHeading___Toc347_2417122130"/>Vergleich<text:bookmark-end text:name="__RefHeading___Toc347_2417122130"/></text:h>
      <text:p text:style-name="P18">[Punkte vergeben, jede Punktevergabe kurz begründen]</text:p>
      <text:p text:style-name="P18"/>
      <text:h text:style-name="Heading_20_3" text:outline-level="3"><text:bookmark-start text:name="__RefHeading___Toc349_2417122130"/>Fazit<text:bookmark-end text:name="__RefHeading___Toc349_2417122130"/></text:h>
      <text:p text:style-name="P19">[Stärken von bestimmten Ansätzen betonen, Schwachpunkte für weiteres Vorgehen erwähnen]</text:p>
      <text:p text:style-name="P8"/>
      <text:h text:style-name="P53" text:outline-level="2"><text:bookmark-start text:name="__RefHeading___Toc323_2417122130"/><text:span text:style-name="T31">Auszeichnungssprachen</text:span><text:bookmark-end text:name="__RefHeading___Toc323_2417122130"/></text:h>
      <text:h text:style-name="P58" text:outline-level="3"><text:bookmark-start text:name="__RefHeading___Toc446_4268628431"/>Funktion von <text:span text:style-name="T31">Auszeichnungssprachen</text:span><text:bookmark-end text:name="__RefHeading___Toc446_4268628431"/></text:h>
      <text:p text:style-name="P15"><text:span text:style-name="T13">[</text:span>Allgemeine Funktion von <text:span text:style-name="T32">Auszeichnungssprachen</text:span> erklären<text:span text:style-name="T13">]</text:span></text:p>
      <text:p text:style-name="P46">[Einsatzmöglichkeiten von <text:span text:style-name="T32">Auszeichnungssprachen</text:span> <text:span text:style-name="T22">+ Konsequenzen, Bezug nehmen auf Programmierung von graphischen Benutzeroberflächen</text:span>]</text:p>
      <text:h text:style-name="P58" text:outline-level="3"><text:bookmark-start text:name="__RefHeading___Toc448_4268628431"/><text:span text:style-name="T30">Ausgewählte</text:span> <text:span text:style-name="T31">Auszeichnungssprachen</text:span><text:bookmark-end text:name="__RefHeading___Toc448_4268628431"/></text:h>
      <text:h text:style-name="P61" text:outline-level="4"><text:bookmark-start text:name="__RefHeading___Toc325_2417122130"/>XML<text:bookmark-end text:name="__RefHeading___Toc325_2417122130"/></text:h>
      <text:h text:style-name="Heading_20_4" text:outline-level="4"><text:bookmark-start text:name="__RefHeading___Toc327_2417122130"/>XAML<text:bookmark-end text:name="__RefHeading___Toc327_2417122130"/></text:h>
      <text:h text:style-name="Heading_20_4" text:outline-level="4"><text:bookmark-start text:name="__RefHeading___Toc329_2417122130"/>JSON<text:bookmark-end text:name="__RefHeading___Toc329_2417122130"/></text:h>
      <text:h text:style-name="P61" text:outline-level="4"><text:bookmark-start text:name="__RefHeading___Toc331_2417122130"/><text:span text:style-name="T33">YAML</text:span><text:bookmark-end text:name="__RefHeading___Toc331_2417122130"/></text:h>
      <text:p text:style-name="P45"/>
      <text:h text:style-name="Heading_20_3" text:outline-level="3"><text:bookmark-start text:name="__RefHeading___Toc450_4268628431"/>Problematik der Typisierung<text:bookmark-end text:name="__RefHeading___Toc450_4268628431"/></text:h>
      <text:p text:style-name="P22">[Kurz auf die Problematik der Typisierung eingehen <text:span text:style-name="T14">→ Implizite Typvergabe bei embedded Programming häufig nicht gewollt</text:span>]</text:p>
      <text:h text:style-name="Heading_20_3" text:outline-level="3"><text:bookmark-start text:name="__RefHeading___Toc452_4268628431"/>Begründete Auswahl<text:bookmark-end text:name="__RefHeading___Toc452_4268628431"/></text:h>
      <text:p text:style-name="P7"/>
      <text:h text:style-name="P52" text:outline-level="2"><text:bookmark-start text:name="__RefHeading___Toc333_2417122130"/>Prototypische Entwicklung<text:bookmark-end text:name="__RefHeading___Toc333_2417122130"/></text:h>
      <text:h text:style-name="Heading_20_3" text:outline-level="3"><text:bookmark-start text:name="__RefHeading___Toc1287_3701477142"/>Anforderungen an die Software<text:bookmark-end text:name="__RefHeading___Toc1287_3701477142"/></text:h>
      <text:h text:style-name="Heading_20_4" text:outline-level="4"><text:bookmark-start text:name="__RefHeading___Toc1289_3701477142"/>Funktionale Anforderungen<text:bookmark-end text:name="__RefHeading___Toc1289_3701477142"/></text:h>
      <text:p text:style-name="P43"><text:span text:style-name="T34">- Implementation eines Taschenrechners</text:span></text:p>
      <text:p text:style-name="P47">- Login-Page</text:p>
      <text:p text:style-name="P47"><text:soft-page-break/>- Kontaktliste</text:p>
      <text:h text:style-name="Heading_20_4" text:outline-level="4"><text:bookmark-start text:name="__RefHeading___Toc1291_3701477142"/>Nicht-Funktionale Anforderungen<text:bookmark-end text:name="__RefHeading___Toc1291_3701477142"/></text:h>
      <text:p text:style-name="P44">- <text:span text:style-name="T37">Resource-Provider Konzept</text:span></text:p>
      <text:p text:style-name="P44">- Objekterstellungs-Injektion</text:p>
      <text:p text:style-name="P44">- <text:span text:style-name="T37">Typüberladung</text:span></text:p>
      <text:h text:style-name="Heading_20_4" text:outline-level="4"><text:bookmark-start text:name="__RefHeading___Toc335_2417122130"/>Rahmenbedingungen<text:bookmark-end text:name="__RefHeading___Toc335_2417122130"/></text:h>
      <text:h text:style-name="Heading_20_5" text:outline-level="5"><text:bookmark-start text:name="__RefHeading___Toc456_4268628431"/>Portabilität <text:span text:style-name="T35">soll gewährleistet bleiben</text:span><text:bookmark-end text:name="__RefHeading___Toc456_4268628431"/></text:h>
      <text:p text:style-name="Text_20_body"/>
      <text:h text:style-name="P59" text:outline-level="3"><text:bookmark-start text:name="__RefHeading___Toc590_3302967214"/><text:span text:style-name="T35">Grobentwurf</text:span><text:bookmark-end text:name="__RefHeading___Toc590_3302967214"/></text:h>
      <text:p text:style-name="P48"/>
      <text:h text:style-name="P59" text:outline-level="3"><text:bookmark-start text:name="__RefHeading___Toc592_3302967214"/>Feinentwurf<text:bookmark-end text:name="__RefHeading___Toc592_3302967214"/></text:h>
      <text:p text:style-name="P49">[Erklärung der Markup Language]</text:p>
      <text:h text:style-name="Heading_20_3" text:outline-level="3"><text:bookmark-start text:name="__RefHeading___Toc594_3302967214"/>Implementation<text:bookmark-end text:name="__RefHeading___Toc594_3302967214"/></text:h>
      <text:h text:style-name="Heading_20_4" text:outline-level="4">Objektorientierung in C</text:h>
      <text:h text:style-name="Heading_20_4" text:outline-level="4">Ausgewählte Basisklassen</text:h>
      <text:h text:style-name="Heading_20_4" text:outline-level="4">Implementation der jeweiligen Konzepte * x</text:h>
      <text:p text:style-name="Text_20_body"/>
      <text:h text:style-name="P59" text:outline-level="3"><text:bookmark-start text:name="__RefHeading___Toc339_2417122130"/><text:span text:style-name="T35">Validierung</text:span><text:bookmark-end text:name="__RefHeading___Toc339_2417122130"/></text:h>
      <text:p text:style-name="P25">[<text:span text:style-name="T36">Überprüfen, ob</text:span> Rahmenbedingungen erfüllt worden sind]</text:p>
      <text:p text:style-name="P25"/>
      <text:h text:style-name="Heading_20_2" text:outline-level="2"><text:bookmark-start text:name="__RefHeading___Toc341_2417122130"/><text:span text:style-name="T8">Praxisnahe </text:span>Anwendungsfälle<text:bookmark-end text:name="__RefHeading___Toc341_2417122130"/></text:h>
      <text:p text:style-name="P12">[Ausflug geben in bestimmte Bereiche von embedded devices]</text:p>
      <text:p text:style-name="P12">- Smart Home Anwendungen</text:p>
      <text:p text:style-name="P12">- Automaten jeglicher Art (Fahrkartenautomaten, Getränkeautomaten, …)</text:p>
      <text:p text:style-name="P23">- Haushaltsgeräte</text:p>
      <text:p text:style-name="P24">- Bürogeräte (Drucker, ...)</text:p>
      <text:p text:style-name="P15"/>
      <text:h text:style-name="Heading_20_2" text:outline-level="2"><text:bookmark-start text:name="__RefHeading___Toc458_4268628431"/>Abschließende Bemerkungen und mögliche Zukunftsausblicke des Projektes<text:bookmark-end text:name="__RefHeading___Toc458_4268628431"/></text:h>
      <text:p text:style-name="Text_20_body"/>
      <text:h text:style-name="P51" text:outline-level="2"/>
      <text:h text:style-name="P54" text:outline-level="2"><text:bookmark-start text:name="__RefHeading___Toc1293_3701477142"/>Literaturverzeichnis<text:bookmark-end text:name="__RefHeading___Toc1293_3701477142"/></text:h>
      <text:p text:style-name="Text_20_body"/>
      <text:section text:style-name="Sect1" text:name="ZOTERO_BIBL {&quot;uncited&quot;:[],&quot;omitted&quot;:[],&quot;custom&quot;:[]} CSL_BIBLIOGRAPHY RNDVz9shCmLry">
        <text:p text:style-name="Bibliography_20_1">[1]<text:tab/>„GUI Architectures“, <text:span text:style-name="T23">martinfowler.com</text:span>. [Online]. Verfügbar unter: https://martinfowler.com/eaaDev/uiArchs.html. [Zugegriffen: 14-Sep-2018].</text:p>
        <text:p text:style-name="Bibliography_20_1">[2]<text:tab/>„Organizing Presentation Logic“, <text:span text:style-name="T23">martinfowler.com</text:span>. [Online]. Verfügbar unter: https://martinfowler.com/eaaDev/OrganizingPresentations.html. [Zugegriffen: 14-Sep-2018].</text:p>
        <text:p text:style-name="Bibliography_20_1">[3]<text:tab/>„Understanding Basics of UI Design Pattern MVC, MVP and MVVM - CodeProject“. [Online]. Verfügbar unter: https://www.codeproject.com/Articles/228214/Understanding-Basics-of-UI-Design-Pattern-MVC-MVP. [Zugegriffen: 14-Sep-2018].</text:p>
        <text:p text:style-name="Bibliography_20_1">[4]<text:tab/>M. Barr, <text:span text:style-name="T23">Programming Embedded Systems in C and C++</text:span>. O’Reilly Media, Inc., 1999.</text:p>
        <text:p text:style-name="Bibliography_20_1">[5]<text:tab/>„Trends in der modernen Software-Entwicklung“. [Online]. Verfügbar unter: https://www.microsoft.com/germany/techwiese/know-how/trends-in-der-modernen-software-entwicklung.aspx. [Zugegriffen: 14-Sep-2018].</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Contents_20_5" style:display-name="Contents 5" style:family="paragraph" style:parent-style-name="Index" style:class="index"/>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suffix="." style:num-format="1" text:display-levels="2">
        <style:list-level-properties text:list-level-position-and-space-mode="label-alignment">
          <style:list-level-label-alignment text:label-followed-by="listtab"/>
        </style:list-level-properties>
      </text:outline-level-style>
      <text:outline-level-style text:level="4" style:num-suffix="."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4:32:52.465840190</meta:creation-date>
    <dc:date>2018-09-25T01:07:55.208000000</dc:date>
    <meta:editing-duration>PT20H12M57S</meta:editing-duration>
    <meta:editing-cycles>140</meta:editing-cycles>
    <meta:generator>LibreOffice/5.3.0.3$Windows_X86_64 LibreOffice_project/7074905676c47b82bbcfbea1aeefc84afe1c50e1</meta:generator>
    <meta:document-statistic meta:table-count="0" meta:image-count="0" meta:object-count="0" meta:page-count="7" meta:paragraph-count="154" meta:word-count="780" meta:character-count="6486" meta:non-whitespace-character-count="5897"/>
    <meta:user-defined meta:name="ZOTERO_PREF_1">&lt;data data-version="3" zotero-version="5.0.55"&gt;&lt;session id="gkYbC6W3"/&gt;&lt;style id="http://www.zotero.org/styles/ieee" locale="de-DE" hasBibliography="1" bibliographyStyleHasBeenSet="1"/&gt;&lt;prefs&gt;&lt;pref name="fieldType" value="ReferenceMark"/&gt;&lt;pref name="autom</meta:user-defined>
    <meta:user-defined meta:name="ZOTERO_PREF_2">aticJournalAbbreviations" value="true"/&gt;&lt;/prefs&gt;&lt;/data&gt;</meta:user-defined>
  </office:meta>
</office:document-meta>
</file>